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7000001078C6528A8D43E5D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129cm, 5.532cm, 0cm, 20.78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3.93cm" svg:x="1cm" svg:y="12.884cm">
          <draw:image xlink:href="Pictures/10000001000004F7000001078C6528A8D43E5D0F.png" xlink:type="simple" xlink:show="embed" xlink:actuate="onLoad" draw:mime-type="image/png">
            <text:p/>
          </draw:image>
        </draw:frame>
        <draw:frame draw:style-name="gr2" draw:text-style-name="P1" draw:layer="layout" svg:width="4.127cm" svg:height="2.162cm" svg:x="15.447cm" svg:y="14.652cm">
          <draw:image xlink:href="Pictures/10000001000004F7000001078C6528A8D43E5D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2-22T07:07:54.970239354</dc:date>
    <meta:editing-duration>PT27S</meta:editing-duration>
    <meta:editing-cycles>1</meta:editing-cycles>
    <meta:document-statistic meta:object-count="2"/>
    <meta:generator>LibreOffice/7.3.7.2$Linux_X86_64 LibreOffice_project/30$Build-2</meta:generator>
  </office:meta>
</office:document-meta>
</file>